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9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0.741cm"/>
    </style:style>
    <style:style style:name="co4" style:family="table-column">
      <style:table-column-properties fo:break-before="auto" style:column-width="0.794cm"/>
    </style:style>
    <style:style style:name="co5" style:family="table-column">
      <style:table-column-properties fo:break-before="auto" style:column-width="0.767cm"/>
    </style:style>
    <style:style style:name="co6" style:family="table-column">
      <style:table-column-properties fo:break-before="auto" style:column-width="1.535cm"/>
    </style:style>
    <style:style style:name="co7" style:family="table-column">
      <style:table-column-properties fo:break-before="auto" style:column-width="0.847cm"/>
    </style:style>
    <style:style style:name="co8" style:family="table-column">
      <style:table-column-properties fo:break-before="auto" style:column-width="0.714cm"/>
    </style:style>
    <style:style style:name="co9" style:family="table-column">
      <style:table-column-properties fo:break-before="auto" style:column-width="1.588cm"/>
    </style:style>
    <style:style style:name="co10" style:family="table-column">
      <style:table-column-properties fo:break-before="auto" style:column-width="0.661cm"/>
    </style:style>
    <style:style style:name="co11" style:family="table-column">
      <style:table-column-properties fo:break-before="auto" style:column-width="0.82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0.87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02cm solid #131312" fo:background-color="#ffffff" style:text-align-source="fix" style:repeat-content="false" fo:border-left="none" fo:border-right="0.002cm solid #000000" fo:border-top="0.002cm solid #131312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bottom="none" fo:background-color="#ffffff" fo:border-left="0.002cm solid #131312" fo:border-right="none" fo:border-top="0.002cm solid #131312"/>
    </style:style>
    <style:style style:name="ce4" style:family="table-cell" style:parent-style-name="Default" style:data-style-name="N0">
      <style:table-cell-properties fo:border-bottom="none" fo:background-color="#ffffff" fo:border-left="0.002cm solid #131312" fo:border-right="none" fo:border-top="non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order-bottom="0.002cm solid #000000" fo:background-color="#ffff99" fo:border-left="0.002cm solid #000000" fo:border-right="none" fo:border-top="0.002cm solid #000000"/>
    </style:style>
    <style:style style:name="ce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-bottom="none" fo:background-color="#ffffff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0.002cm solid #131312" style:text-align-source="fix" style:repeat-content="false" fo:border-left="0.002cm solid #000000" fo:border-right="none" fo:border-top="0.002cm solid #131312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none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none" fo:border-top="0.002cm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02cm solid #131312" style:text-align-source="fix" style:repeat-content="false" fo:border-left="none" fo:border-right="none" fo:border-top="0.002cm solid #131312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none" fo:border-top="0.002cm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19" style:family="table-cell" style:parent-style-name="Default" style:data-style-name="N0">
      <style:table-cell-properties fo:border-bottom="0.002cm solid #000000" fo:background-color="#ffcc99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none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2" style:family="table-cell" style:parent-style-name="Default" style:data-style-name="N0">
      <style:table-cell-properties fo:border-bottom="0.002cm solid #000000" fo:background-color="#ffcc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4" style:family="table-cell" style:parent-style-name="Default" style:data-style-name="N0">
      <style:table-cell-properties fo:background-color="#ffff99" style:text-align-source="fix" style:repeat-content="false" fo:wrap-option="wrap" fo:border="0.002cm solid #000000" style:vertical-align="automatic"/>
      <style:paragraph-properties fo:text-align="center"/>
    </style:style>
    <style:style style:name="ce25" style:family="table-cell" style:parent-style-name="Default" style:data-style-name="N0">
      <style:table-cell-properties fo:border-bottom="none" fo:background-color="#ffff99" style:text-align-source="fix" style:repeat-content="false" fo:border-left="0.002cm solid #000000" fo:border-right="0.002cm solid #000000" fo:border-top="none" style:vertical-align="automatic"/>
      <style:paragraph-properties fo:text-align="center"/>
    </style:style>
    <style:style style:name="ce26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5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7" table:default-cell-style-name="ce2"/>
        <table:table-column table:style-name="co5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5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998" table:default-cell-style-name="ce2"/>
        <table:table-row table:style-name="ro1">
          <table:table-cell table:style-name="ce1" office:value-type="string" table:number-columns-spanned="1" table:number-rows-spanned="2">
            <text:p>Grupo 35</text:p>
          </table:table-cell>
          <table:table-cell table:style-name="ce9" office:value-type="string" table:number-columns-spanned="6" table:number-rows-spanned="1">
            <text:p>Semana 1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2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3</text:p>
          </table:table-cell>
          <table:covered-table-cell table:number-columns-repeated="5"/>
          <table:table-cell table:style-name="ce9" office:value-type="string" table:number-columns-spanned="6" table:number-rows-spanned="1">
            <text:p>Semana 4</text:p>
          </table:table-cell>
          <table:covered-table-cell table:number-columns-repeated="5"/>
          <table:table-cell table:style-name="ce24" office:value-type="string" table:number-columns-spanned="1" table:number-rows-spanned="2">
            <text:p>TOTAL x Actividad</text:p>
          </table:table-cell>
          <table:table-cell table:number-columns-repeated="998"/>
        </table:table-row>
        <table:table-row table:style-name="ro1">
          <table:covered-table-cell/>
          <table:table-cell table:style-name="ce10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table-cell table:style-name="ce15" office:value-type="string">
            <text:p>I1</text:p>
          </table:table-cell>
          <table:table-cell table:style-name="ce15" office:value-type="string">
            <text:p>I2</text:p>
          </table:table-cell>
          <table:table-cell table:style-name="ce15" office:value-type="string">
            <text:p>I3</text:p>
          </table:table-cell>
          <table:table-cell table:style-name="ce15" office:value-type="string">
            <text:p>I4</text:p>
          </table:table-cell>
          <table:table-cell table:style-name="ce15" office:value-type="string">
            <text:p>I5</text:p>
          </table:table-cell>
          <table:table-cell table:style-name="ce20" office:value-type="string">
            <text:p>TOTAL</text:p>
          </table:table-cell>
          <table:covered-table-cell/>
          <table:table-cell table:number-columns-repeated="998"/>
        </table:table-row>
        <table:table-row table:style-name="ro1">
          <table:table-cell table:style-name="ce3" office:value-type="string">
            <text:p>Reuniones y Teórico</text:p>
          </table:table-cell>
          <table:table-cell table:style-name="ce11" office:value-type="float" office:value="6.5">
            <text:p>6,5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6.5">
            <text:p>6,5</text:p>
          </table:table-cell>
          <table:table-cell table:number-columns-repeated="2" table:style-name="ce14" office:value-type="float" office:value="6">
            <text:p>6</text:p>
          </table:table-cell>
          <table:table-cell table:style-name="ce21" table:formula="of:=SUM([.B3:.F3])" office:value-type="float" office:value="31">
            <text:p>31</text:p>
          </table:table-cell>
          <table:table-cell table:number-columns-repeated="5" table:style-name="ce14" office:value-type="float" office:value="5">
            <text:p>5</text:p>
          </table:table-cell>
          <table:table-cell table:style-name="ce21" table:formula="of:=SUM([.H3:.L3])" office:value-type="float" office:value="25">
            <text:p>25</text:p>
          </table:table-cell>
          <table:table-cell table:style-name="ce14" table:number-columns-repeated="5"/>
          <table:table-cell table:style-name="ce21" table:formula="of:=SUM([.N3:.R3])" office:value-type="float" office:value="0">
            <text:p>0</text:p>
          </table:table-cell>
          <table:table-cell table:style-name="ce14" table:number-columns-repeated="5"/>
          <table:table-cell table:style-name="ce21" table:formula="of:=SUM([.T3:.X3])" office:value-type="float" office:value="0">
            <text:p>0</text:p>
          </table:table-cell>
          <table:table-cell table:style-name="ce25" table:formula="of:=SUM([.S3];[.M3];[.G3];[.Y3])" office:value-type="float" office:value="56">
            <text:p>56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Estudio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4" office:value-type="float" office:value="1">
            <text:p>1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2">
            <text:p>2</text:p>
          </table:table-cell>
          <table:table-cell table:style-name="ce21" table:formula="of:=SUM([.B4:.F4])" office:value-type="float" office:value="11">
            <text:p>11</text:p>
          </table:table-cell>
          <table:table-cell table:style-name="ce18" table:number-columns-repeated="2"/>
          <table:table-cell table:number-columns-repeated="2" table:style-name="ce18" office:value-type="float" office:value="1">
            <text:p>1</text:p>
          </table:table-cell>
          <table:table-cell table:style-name="ce14"/>
          <table:table-cell table:style-name="ce21" table:formula="of:=SUM([.H4:.L4])" office:value-type="float" office:value="2">
            <text:p>2</text:p>
          </table:table-cell>
          <table:table-cell table:style-name="ce14" table:number-columns-repeated="5"/>
          <table:table-cell table:style-name="ce21" table:formula="of:=SUM([.N4:.R4])" office:value-type="float" office:value="0">
            <text:p>0</text:p>
          </table:table-cell>
          <table:table-cell table:style-name="ce14" table:number-columns-repeated="5"/>
          <table:table-cell table:style-name="ce21" table:formula="of:=SUM([.T4:.X4])" office:value-type="float" office:value="0">
            <text:p>0</text:p>
          </table:table-cell>
          <table:table-cell table:style-name="ce25" table:formula="of:=SUM([.S4];[.M4];[.G4];[.Y4])" office:value-type="float" office:value="13">
            <text:p>13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Análisis</text:p>
          </table:table-cell>
          <table:table-cell table:style-name="ce11" office:value-type="float" office:value="8">
            <text:p>8</text:p>
          </table:table-cell>
          <table:table-cell table:number-columns-repeated="4" table:style-name="ce14" office:value-type="float" office:value="1">
            <text:p>1</text:p>
          </table:table-cell>
          <table:table-cell table:style-name="ce21" table:formula="of:=SUM([.B5:.F5])" office:value-type="float" office:value="12">
            <text:p>12</text:p>
          </table:table-cell>
          <table:table-cell table:style-name="ce18" table:number-columns-repeated="2"/>
          <table:table-cell table:number-columns-repeated="2" table:style-name="ce18" office:value-type="float" office:value="1">
            <text:p>1</text:p>
          </table:table-cell>
          <table:table-cell table:style-name="ce14"/>
          <table:table-cell table:style-name="ce21" table:formula="of:=SUM([.H5:.L5])" office:value-type="float" office:value="2">
            <text:p>2</text:p>
          </table:table-cell>
          <table:table-cell table:style-name="ce14" table:number-columns-repeated="5"/>
          <table:table-cell table:style-name="ce21" table:formula="of:=SUM([.N5:.R5])" office:value-type="float" office:value="0">
            <text:p>0</text:p>
          </table:table-cell>
          <table:table-cell table:style-name="ce14" table:number-columns-repeated="5"/>
          <table:table-cell table:style-name="ce21" table:formula="of:=SUM([.T5:.X5])" office:value-type="float" office:value="0">
            <text:p>0</text:p>
          </table:table-cell>
          <table:table-cell table:style-name="ce25" table:formula="of:=SUM([.S5];[.M5];[.G5];[.Y5])" office:value-type="float" office:value="14">
            <text:p>14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Diseño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4" office:value-type="float" office:value="0">
            <text:p>0</text:p>
          </table:table-cell>
          <table:table-cell table:style-name="ce21" table:formula="of:=SUM([.B6:.F6])" office:value-type="float" office:value="0">
            <text:p>0</text:p>
          </table:table-cell>
          <table:table-cell table:style-name="ce18" table:number-columns-repeated="2"/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14"/>
          <table:table-cell table:style-name="ce21" table:formula="of:=SUM([.H6:.L6])" office:value-type="float" office:value="5">
            <text:p>5</text:p>
          </table:table-cell>
          <table:table-cell table:style-name="ce14" table:number-columns-repeated="5"/>
          <table:table-cell table:style-name="ce21" table:formula="of:=SUM([.N6:.R6])" office:value-type="float" office:value="0">
            <text:p>0</text:p>
          </table:table-cell>
          <table:table-cell table:style-name="ce14" table:number-columns-repeated="5"/>
          <table:table-cell table:style-name="ce21" table:formula="of:=SUM([.T6:.X6])" office:value-type="float" office:value="0">
            <text:p>0</text:p>
          </table:table-cell>
          <table:table-cell table:style-name="ce25" table:formula="of:=SUM([.S6];[.M6];[.G6];[.Y6])" office:value-type="float" office:value="5">
            <text:p>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Implementación Lógica</text:p>
          </table:table-cell>
          <table:table-cell table:style-name="ce11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.5">
            <text:p>0,5</text:p>
          </table:table-cell>
          <table:table-cell table:style-name="ce14" office:value-type="float" office:value="1">
            <text:p>1</text:p>
          </table:table-cell>
          <table:table-cell table:style-name="ce21" table:formula="of:=SUM([.B7:.F7])" office:value-type="float" office:value="3.5">
            <text:p>3,5</text:p>
          </table:table-cell>
          <table:table-cell table:style-name="ce18" table:number-columns-repeated="2"/>
          <table:table-cell table:style-name="ce18" office:value-type="float" office:value="3">
            <text:p>3</text:p>
          </table:table-cell>
          <table:table-cell table:style-name="ce18" office:value-type="float" office:value="0">
            <text:p>0</text:p>
          </table:table-cell>
          <table:table-cell table:style-name="ce14"/>
          <table:table-cell table:style-name="ce21" table:formula="of:=SUM([.H7:.L7])" office:value-type="float" office:value="3">
            <text:p>3</text:p>
          </table:table-cell>
          <table:table-cell table:style-name="ce14" table:number-columns-repeated="5"/>
          <table:table-cell table:style-name="ce21" table:formula="of:=SUM([.N7:.R7])" office:value-type="float" office:value="0">
            <text:p>0</text:p>
          </table:table-cell>
          <table:table-cell table:style-name="ce14" table:number-columns-repeated="5"/>
          <table:table-cell table:style-name="ce21" table:formula="of:=SUM([.T7:.X7])" office:value-type="float" office:value="0">
            <text:p>0</text:p>
          </table:table-cell>
          <table:table-cell table:style-name="ce25" table:formula="of:=SUM([.S7];[.M7];[.G7];[.Y7])" office:value-type="float" office:value="6.5">
            <text:p>6,5</text:p>
          </table:table-cell>
          <table:table-cell table:number-columns-repeated="998"/>
        </table:table-row>
        <table:table-row table:style-name="ro1">
          <table:table-cell table:style-name="ce5" office:value-type="string">
            <text:p>Implementación GUI</text:p>
          </table:table-cell>
          <table:table-cell table:style-name="ce11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1" table:formula="of:=SUM([.B8:.F8])" office:value-type="float" office:value="0">
            <text:p>0</text:p>
          </table:table-cell>
          <table:table-cell table:style-name="ce18" table:number-columns-repeated="2"/>
          <table:table-cell table:style-name="ce18" office:value-type="float" office:value="0">
            <text:p>0</text:p>
          </table:table-cell>
          <table:table-cell table:style-name="ce18" office:value-type="float" office:value="5">
            <text:p>5</text:p>
          </table:table-cell>
          <table:table-cell table:style-name="ce14"/>
          <table:table-cell table:style-name="ce21" table:formula="of:=SUM([.H8:.L8])" office:value-type="float" office:value="5">
            <text:p>5</text:p>
          </table:table-cell>
          <table:table-cell table:style-name="ce18"/>
          <table:table-cell table:style-name="ce14"/>
          <table:table-cell table:style-name="ce18" table:number-columns-repeated="2"/>
          <table:table-cell table:style-name="ce14"/>
          <table:table-cell table:style-name="ce21" table:formula="of:=SUM([.N8:.R8])" office:value-type="float" office:value="0">
            <text:p>0</text:p>
          </table:table-cell>
          <table:table-cell table:style-name="ce18"/>
          <table:table-cell table:style-name="ce14"/>
          <table:table-cell table:style-name="ce18" table:number-columns-repeated="2"/>
          <table:table-cell table:style-name="ce14"/>
          <table:table-cell table:style-name="ce21" table:formula="of:=SUM([.T8:.X8])" office:value-type="float" office:value="0">
            <text:p>0</text:p>
          </table:table-cell>
          <table:table-cell table:style-name="ce25" table:formula="of:=SUM([.S8];[.M8];[.G8];[.Y8])" office:value-type="float" office:value="5">
            <text:p>5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Verificación</text:p>
          </table:table-cell>
          <table:table-cell table:style-name="ce11" office:value-type="float" office:value="0">
            <text:p>0</text:p>
          </table:table-cell>
          <table:table-cell table:number-columns-repeated="4" table:style-name="ce14" office:value-type="float" office:value="0">
            <text:p>0</text:p>
          </table:table-cell>
          <table:table-cell table:style-name="ce21" table:formula="of:=SUM([.B9:.F9])" office:value-type="float" office:value="0">
            <text:p>0</text:p>
          </table:table-cell>
          <table:table-cell table:style-name="ce14" table:number-columns-repeated="2"/>
          <table:table-cell table:number-columns-repeated="2" table:style-name="ce14" office:value-type="float" office:value="0">
            <text:p>0</text:p>
          </table:table-cell>
          <table:table-cell table:style-name="ce14"/>
          <table:table-cell table:style-name="ce21" table:formula="of:=SUM([.H9:.L9])" office:value-type="float" office:value="0">
            <text:p>0</text:p>
          </table:table-cell>
          <table:table-cell table:style-name="ce14" table:number-columns-repeated="5"/>
          <table:table-cell table:style-name="ce21" table:formula="of:=SUM([.N9:.R9])" office:value-type="float" office:value="0">
            <text:p>0</text:p>
          </table:table-cell>
          <table:table-cell table:style-name="ce14" table:number-columns-repeated="5"/>
          <table:table-cell table:style-name="ce21" table:formula="of:=SUM([.T9:.X9])" office:value-type="float" office:value="0">
            <text:p>0</text:p>
          </table:table-cell>
          <table:table-cell table:style-name="ce25" table:formula="of:=SUM([.S9];[.M9];[.G9];[.Y9])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>
            <text:p>Otros</text:p>
          </table:table-cell>
          <table:table-cell table:style-name="ce12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0">
            <text:p>0</text:p>
          </table:table-cell>
          <table:table-cell table:style-name="ce22" table:formula="of:=SUM([.B10:.F10])" office:value-type="float" office:value="3">
            <text:p>3</text:p>
          </table:table-cell>
          <table:table-cell table:style-name="ce16" table:number-columns-repeated="2"/>
          <table:table-cell table:number-columns-repeated="2" table:style-name="ce16" office:value-type="float" office:value="2">
            <text:p>2</text:p>
          </table:table-cell>
          <table:table-cell table:style-name="ce16"/>
          <table:table-cell table:style-name="ce22" table:formula="of:=SUM([.H10:.L10])" office:value-type="float" office:value="4">
            <text:p>4</text:p>
          </table:table-cell>
          <table:table-cell table:style-name="ce16" table:number-columns-repeated="3"/>
          <table:table-cell table:style-name="ce23"/>
          <table:table-cell table:style-name="ce16"/>
          <table:table-cell table:style-name="ce22" table:formula="of:=SUM([.N10:.R10])" office:value-type="float" office:value="0">
            <text:p>0</text:p>
          </table:table-cell>
          <table:table-cell table:style-name="ce16" table:number-columns-repeated="3"/>
          <table:table-cell table:style-name="ce23"/>
          <table:table-cell table:style-name="ce16"/>
          <table:table-cell table:style-name="ce22" table:formula="of:=SUM([.T10:.X10])" office:value-type="float" office:value="0">
            <text:p>0</text:p>
          </table:table-cell>
          <table:table-cell table:style-name="ce25" table:formula="of:=SUM([.S10];[.M10];[.G10];[.Y10])" office:value-type="float" office:value="7">
            <text:p>7</text:p>
          </table:table-cell>
          <table:table-cell table:number-columns-repeated="998"/>
        </table:table-row>
        <table:table-row table:style-name="ro1">
          <table:table-cell table:style-name="ce6" office:value-type="string">
            <text:p>TOTAL x Integrante</text:p>
          </table:table-cell>
          <table:table-cell table:style-name="ce13" table:formula="of:=SUM([.B3:.B10])" office:value-type="float" office:value="16.5">
            <text:p>16,5</text:p>
          </table:table-cell>
          <table:table-cell table:style-name="ce17" table:formula="of:=SUM([.C3:.C10])" office:value-type="float" office:value="8">
            <text:p>8</text:p>
          </table:table-cell>
          <table:table-cell table:style-name="ce17" table:formula="of:=SUM([.D3:.D10])" office:value-type="float" office:value="12.5">
            <text:p>12,5</text:p>
          </table:table-cell>
          <table:table-cell table:style-name="ce17" table:formula="of:=SUM([.E3:.E10])" office:value-type="float" office:value="13.5">
            <text:p>13,5</text:p>
          </table:table-cell>
          <table:table-cell table:style-name="ce19" table:formula="of:=SUM([.F3:.F10])" office:value-type="float" office:value="10">
            <text:p>10</text:p>
          </table:table-cell>
          <table:table-cell table:style-name="ce20" table:formula="of:=SUM([.G3:.G10])" office:value-type="float" office:value="60.5">
            <text:p>60,5</text:p>
          </table:table-cell>
          <table:table-cell table:style-name="ce17" table:formula="of:=SUM([.H3:.H10])" office:value-type="float" office:value="5">
            <text:p>5</text:p>
          </table:table-cell>
          <table:table-cell table:style-name="ce17" table:formula="of:=SUM([.I3:.I10])" office:value-type="float" office:value="5">
            <text:p>5</text:p>
          </table:table-cell>
          <table:table-cell table:style-name="ce17" table:formula="of:=SUM([.J3:.J10])" office:value-type="float" office:value="14">
            <text:p>14</text:p>
          </table:table-cell>
          <table:table-cell table:style-name="ce17" table:formula="of:=SUM([.K3:.K10])" office:value-type="float" office:value="17">
            <text:p>17</text:p>
          </table:table-cell>
          <table:table-cell table:style-name="ce19" table:formula="of:=SUM([.L3:.L10])" office:value-type="float" office:value="5">
            <text:p>5</text:p>
          </table:table-cell>
          <table:table-cell table:style-name="ce20" table:formula="of:=SUM([.M3:.M10])" office:value-type="float" office:value="46">
            <text:p>46</text:p>
          </table:table-cell>
          <table:table-cell table:style-name="ce13" table:formula="of:=SUM([.N3:.N10])" office:value-type="float" office:value="0">
            <text:p>0</text:p>
          </table:table-cell>
          <table:table-cell table:style-name="ce17" table:formula="of:=SUM([.O3:.O10])" office:value-type="float" office:value="0">
            <text:p>0</text:p>
          </table:table-cell>
          <table:table-cell table:style-name="ce17" table:formula="of:=SUM([.P3:.P10])" office:value-type="float" office:value="0">
            <text:p>0</text:p>
          </table:table-cell>
          <table:table-cell table:style-name="ce17" table:formula="of:=SUM([.Q3:.Q10])" office:value-type="float" office:value="0">
            <text:p>0</text:p>
          </table:table-cell>
          <table:table-cell table:style-name="ce19" table:formula="of:=SUM([.R3:.R10])" office:value-type="float" office:value="0">
            <text:p>0</text:p>
          </table:table-cell>
          <table:table-cell table:style-name="ce20" table:formula="of:=SUM([.S3:.S10])" office:value-type="float" office:value="0">
            <text:p>0</text:p>
          </table:table-cell>
          <table:table-cell table:style-name="ce13" table:formula="of:=SUM([.T3:.T10])" office:value-type="float" office:value="0">
            <text:p>0</text:p>
          </table:table-cell>
          <table:table-cell table:style-name="ce17" table:formula="of:=SUM([.U3:.U10])" office:value-type="float" office:value="0">
            <text:p>0</text:p>
          </table:table-cell>
          <table:table-cell table:style-name="ce17" table:formula="of:=SUM([.V3:.V10])" office:value-type="float" office:value="0">
            <text:p>0</text:p>
          </table:table-cell>
          <table:table-cell table:style-name="ce17" table:formula="of:=SUM([.W3:.W10])" office:value-type="float" office:value="0">
            <text:p>0</text:p>
          </table:table-cell>
          <table:table-cell table:style-name="ce19" table:formula="of:=SUM([.X3:.X10])" office:value-type="float" office:value="0">
            <text:p>0</text:p>
          </table:table-cell>
          <table:table-cell table:style-name="ce20" table:formula="of:=SUM([.Y3:.Y10])" office:value-type="float" office:value="0">
            <text:p>0</text:p>
          </table:table-cell>
          <table:table-cell table:style-name="ce26" table:formula="of:=SUM([.Z3:.Z10])" office:value-type="float" office:value="106.5">
            <text:p>106,5</text:p>
          </table:table-cell>
          <table:table-cell table:number-columns-repeated="998"/>
        </table:table-row>
        <table:table-row table:style-name="ro1">
          <table:table-cell/>
          <table:table-cell table:style-name="ce14" table:number-columns-repeated="25"/>
          <table:table-cell table:number-columns-repeated="998"/>
        </table:table-row>
        <table:table-row table:style-name="ro1">
          <table:table-cell table:style-name="ce7" office:value-type="string">
            <text:p>Notas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1. No agregue/elimine ninguna de las categorías descritas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2. El plazo máximo para su entrega será el mismo que para la entrega final de la tarea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3. Debe ser entregado en este formato, no en PDF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4. El registro es anónimo y no se utilizará para la evaluación individual ni grupal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UY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8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8104P0"/>
    </number:currency-style>
    <number:currency-style style:name="N8106" number:language="es" number:country="UY">
      <number:currency-symbol number:language="es" number:country="UY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uena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Celda_20_de_20_comprobación" style:display-name="Celda de comprobació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Celda_20_vinculada" style:display-name="Celda vinculada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Check_20_Cell" style:display-name="Check Cell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fo:font-weight="bold" style:font-weight-asian="bold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003366" fo:font-weight="bold" style:font-weight-asian="bold" style:font-weight-complex="bold"/>
    </style:style>
    <style:style style:name="Entrada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Excel_5f_BuiltIn_5f_Neutral" style:display-name="Excel_BuiltIn_Neutral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8000"/>
    </style:style>
    <style:style style:name="Heading_20_4" style:display-name="Heading 4" style:family="table-cell" style:parent-style-name="Default" style:data-style-name="N0">
      <style:table-cell-properties fo:background-color="transparent" style:vertical-align="automatic"/>
      <style:text-properties fo:color="#333399" fo:font-weight="bold" style:font-weight-asian="bold" style:font-weight-complex="bold"/>
    </style:style>
    <style:style style:name="Input" style:family="table-cell" style:parent-style-name="Default" style:data-style-name="N0">
      <style:table-cell-properties fo:background-color="#ffcc99" fo:border="0.002cm solid #808080" style:vertical-align="automatic"/>
      <style:text-properties fo:color="#333399"/>
    </style:style>
    <style:style style:name="Linked_20_Cell" style:display-name="Linked Cell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/>
    </style:style>
    <style:style style:name="Notas" style:family="table-cell" style:parent-style-name="Default" style:data-style-name="N0">
      <style:table-cell-properties fo:background-color="#ffffcc" fo:border="0.002cm solid #c0c0c0" style:vertical-align="automatic"/>
    </style:style>
    <style:style style:name="Note" style:family="table-cell" style:parent-style-name="Default" style:data-style-name="N0">
      <style:table-cell-properties fo:background-color="#ffffcc" fo:border="0.002cm solid #c0c0c0" style:vertical-align="automatic"/>
    </style:style>
    <style:style style:name="Texto_20_de_20_advertencia" style:display-name="Texto de advertencia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Warning_20_Text" style:display-name="Warning Text" style:family="table-cell" style:parent-style-name="Default" style:data-style-name="N0">
      <style:table-cell-properties fo:background-color="transparent" style:vertical-align="automatic"/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1">21/08/2018</text:date>, <text:time>19:26:0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Joaquín Delgado</dc:creator>
    <meta:creation-date>2013-08-23T13:53:05Z</meta:creation-date>
    <dc:date>2018-08-21T19:26:03.46</dc:date>
    <meta:editing-cycles>7</meta:editing-cycles>
    <meta:editing-duration>PT10M47S</meta:editing-duration>
    <meta:document-statistic meta:table-count="1" meta:cell-count="168" meta:object-count="0"/>
  </office:meta>
</office:document-meta>
</file>